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h text:style-name="Heading_20_1" text:outline-level="1"><text:bookmark-start text:name="header-n43"/>The 0810 simple and permissive license (rev. 1.1)<text:bookmark-end text:name="header-n43"/></text:h>
      <text:p text:style-name="First_20_paragraph">This software, or at least the code licensed with this license is licensed by [licenser], and can be called 'their' code<text:note text:id="ftn0" text:note-class="footnote"><text:note-citation>1</text:note-citation><text:note-body><text:p text:style-name="Footnote">(When talking about it's code, we also mean the entire software itself.)</text:p></text:note-body></text:note></text:p>
      <text:p text:style-name="Text_20_body"/>
      <text:p text:style-name="Text_20_body">This license gives permission to share, edit, copy, merge, republish or publish the code licensed with this license, however when publishing in any way, you must use the same license (the exact same license, not just <text:span text:style-name="T1">'The 0810 simple and permissive license'</text:span> but this exact variant, with the name of the original licenser above) also you may not anywhere in it's code, the code that you added to it or merged with it imply or pretend it's your code or software, you can say <text:span text:style-name="T2">a piece of the software was made by you</text:span>, but you may not take the full credit. Also you may not sell the code applying without sufficient changes first.</text:p>
      <text:p text:style-name="Text_20_body"/>
      <text:p text:style-name="Text_20_body"/>
      <text:h text:style-name="Heading_20_2" text:outline-level="2"><text:bookmark-start text:name="header-n51"/>TL;DR:<text:bookmark-end text:name="header-n51"/></text:h>
      <text:h text:style-name="Heading_20_3" text:outline-level="3"><text:bookmark-start text:name="header-n52"/>You may:<text:bookmark-end text:name="header-n52"/></text:h>
      <text:list text:style-name="L1">
        <text:list-item>
          <text:p text:style-name="P1">Share</text:p>
        </text:list-item>
        <text:list-item>
          <text:p text:style-name="P1">Edit</text:p>
        </text:list-item>
        <text:list-item>
          <text:p text:style-name="P1">Copy</text:p>
        </text:list-item>
        <text:list-item>
          <text:p text:style-name="P1">Merge</text:p>
        </text:list-item>
        <text:list-item>
          <text:p text:style-name="P1">Publish</text:p>
        </text:list-item>
        <text:list-item>
          <text:p text:style-name="P1">Republish</text:p>
        </text:list-item>
        <text:list-item>
          <text:p text:style-name="P1">Sell</text:p>
        </text:list-item>
      </text:list>
      <text:p text:style-name="First_20_paragraph"><text:span text:style-name="T2">This code or software.</text:span></text:p>
      <text:h text:style-name="Heading_20_3" text:outline-level="3"><text:bookmark-start text:name="header-n69"/>Under the following circumstances:<text:bookmark-end text:name="header-n69"/></text:h>
      <text:list text:style-name="L2">
        <text:list-item>
          <text:p text:style-name="P2">Keep the exact same license (file)</text:p>
        </text:list-item>
        <text:list-item>
          <text:p text:style-name="P2">Don't imply or pretend you made this software (also a '<text:a xlink:type="simple" xlink:href="#But-you-may-not-" office:name=""><text:span text:style-name="Definition">You may not</text:span></text:a>')</text:p>
        </text:list-item>
      </text:list>
      <text:h text:style-name="Heading_20_3" text:outline-level="3"><text:bookmark-start text:name="header-n75"/>But you may not:<text:bookmark-end text:name="header-n75"/></text:h>
      <text:list text:style-name="L3">
        <text:list-item>
          <text:p text:style-name="P3">Sell the code or software without sufficient changes.</text:p>
        </text:list-item>
        <text:list-item>
          <text:p text:style-name="P3">Imply or pretend you made the software or code in it.</text:p>
        </text:list-item>
      </text:list>
      <text:p text:style-name="First_20_paragraph"><text:span text:style-name="T2">Unless specifically given permission by the licenser, </text:span><text:span text:style-name="T3">this permission has to be specifically added to this file</text:span>.</text:p>
      <text:h text:style-name="Heading_20_3" text:outline-level="3"><text:bookmark-start text:name="header-n82"/>The license itself<text:bookmark-end text:name="header-n82"/></text:h>
      <text:p text:style-name="First_20_paragraph">This license, <text:span text:style-name="T1">'The 0810 simple and permissive license'</text:span> has been created by <text:a xlink:type="simple" xlink:href="https://github.com/Marnix0810" office:name=""><text:span text:style-name="Definition">Marnix B</text:span></text:a>, this license can be used freely for your own project, but without any warranty or backup from Marnix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0-04-25T14:36:10Z</meta:creation-date>
    <dc:date>2020-04-25T14:36:10Z</dc:date>
  </office:meta>
</office:document-meta>
</file>